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fenced open="[" close="]">
                  <mrow>
                    <msub>
                      <mi>L</mi>
                      <mi>x</mi>
                    </msub>
                    <mi>,</mi>
                    <msub>
                      <mi>L</mi>
                      <mi>y</mi>
                    </msub>
                  </mrow>
                </mfenced>
                <mrow>
                  <mo stretchy="false">−</mo>
                  <mi/>
                </mrow>
              </msub>
              <mo stretchy="false">=</mo>
              <mtext>i</mtext>
            </mrow>
            <mo stretchy="false">ℏ</mo>
            <mrow>
              <mrow>
                <mrow>
                  <mo stretchy="false">(</mo>
                  <mrow>
                    <mrow>
                      <msub>
                        <mrow>
                          <mstyle mathvariant="bold">
                            <mrow>
                              <mi>e</mi>
                            </mrow>
                          </mstyle>
                        </mrow>
                        <mi>x</mi>
                      </msub>
                      <mo stretchy="false">×</mo>
                      <msub>
                        <mrow>
                          <mstyle mathvariant="bold">
                            <mrow>
                              <mi>e</mi>
                            </mrow>
                          </mstyle>
                        </mrow>
                        <mi>y</mi>
                      </msub>
                    </mrow>
                  </mrow>
                  <mo stretchy="false">)</mo>
                </mrow>
                <mo stretchy="false">⋅</mo>
                <mstyle mathvariant="bold">
                  <mrow>
                    <mi>L</mi>
                  </mrow>
                </mstyle>
              </mrow>
              <mo stretchy="false">=</mo>
              <mtext>i</mtext>
            </mrow>
            <mo stretchy="false">ℏ</mo>
            <msub>
              <mi>L</mi>
              <mi>z</mi>
            </msub>
          </mrow>
        </mtd>
      </mtr>
      <mtr>
        <mtd>
          <mrow>
            <mrow>
              <msub>
                <mfenced open="[" close="]">
                  <mrow>
                    <msub>
                      <mi>L</mi>
                      <mi>y</mi>
                    </msub>
                    <mi>,</mi>
                    <msub>
                      <mi>L</mi>
                      <mi>z</mi>
                    </msub>
                  </mrow>
                </mfenced>
                <mrow>
                  <mo stretchy="false">−</mo>
                  <mi/>
                </mrow>
              </msub>
              <mo stretchy="false">=</mo>
              <mtext>i</mtext>
            </mrow>
            <mo stretchy="false">ℏ</mo>
            <mrow>
              <mrow>
                <mrow>
                  <mo stretchy="false">(</mo>
                  <mrow>
                    <mrow>
                      <msub>
                        <mrow>
                          <mstyle mathvariant="bold">
                            <mrow>
                              <mi>e</mi>
                            </mrow>
                          </mstyle>
                        </mrow>
                        <mi>y</mi>
                      </msub>
                      <mo stretchy="false">×</mo>
                      <msub>
                        <mrow>
                          <mstyle mathvariant="bold">
                            <mrow>
                              <mi>e</mi>
                            </mrow>
                          </mstyle>
                        </mrow>
                        <mi>z</mi>
                      </msub>
                    </mrow>
                  </mrow>
                  <mo stretchy="false">)</mo>
                </mrow>
                <mo stretchy="false">⋅</mo>
                <mstyle mathvariant="bold">
                  <mrow>
                    <mi>L</mi>
                  </mrow>
                </mstyle>
              </mrow>
              <mo stretchy="false">=</mo>
              <mtext>i</mtext>
            </mrow>
            <mo stretchy="false">ℏ</mo>
            <msub>
              <mi>L</mi>
              <mi>x</mi>
            </msub>
          </mrow>
        </mtd>
      </mtr>
      <mtr>
        <mtd>
          <mrow>
            <mrow>
              <msub>
                <mfenced open="[" close="]">
                  <mrow>
                    <msub>
                      <mi>L</mi>
                      <mi>z</mi>
                    </msub>
                    <mi>,</mi>
                    <msub>
                      <mi>L</mi>
                      <mi>x</mi>
                    </msub>
                  </mrow>
                </mfenced>
                <mrow>
                  <mo stretchy="false">−</mo>
                  <mi/>
                </mrow>
              </msub>
              <mo stretchy="false">=</mo>
              <mtext>i</mtext>
            </mrow>
            <mo stretchy="false">ℏ</mo>
            <mrow>
              <mrow>
                <mrow>
                  <mo stretchy="false">(</mo>
                  <mrow>
                    <mrow>
                      <msub>
                        <mrow>
                          <mstyle mathvariant="bold">
                            <mrow>
                              <mi>e</mi>
                            </mrow>
                          </mstyle>
                        </mrow>
                        <mi>z</mi>
                      </msub>
                      <mo stretchy="false">×</mo>
                      <msub>
                        <mrow>
                          <mstyle mathvariant="bold">
                            <mrow>
                              <mi>e</mi>
                            </mrow>
                          </mstyle>
                        </mrow>
                        <mi>x</mi>
                      </msub>
                    </mrow>
                  </mrow>
                  <mo stretchy="false">)</mo>
                </mrow>
                <mo stretchy="false">⋅</mo>
                <mstyle mathvariant="bold">
                  <mrow>
                    <mi>L</mi>
                  </mrow>
                </mstyle>
              </mrow>
              <mo stretchy="false">=</mo>
              <mtext>i</mtext>
            </mrow>
            <mo stretchy="false">ℏ</mo>
            <msub>
              <mi>L</mi>
              <mi>y</mi>
            </msub>
          </mrow>
        </mtd>
      </mtr>
    </mtable>
    <annotation encoding="StarMath 5.0">left [ L_x , L_y right ] _-` = "i" hbar ({bold e} _x times {bold e} _y) cdot bold L = "i" hbar L _z newline
left [ L_y , L_z right ] _-` = "i" hbar ({bold e} _y times {bold e} _z) cdot bold L = "i" hbar L _x newline
left [ L_z , L_x right ] _-` = "i" hbar ({bold e} _z times {bold e} _x) cdot bold L = "i" hbar L _y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9:51:56.753000000</meta:creation-date>
    <meta:generator>LibreOffice/4.1.4.2$Windows_x86 LibreOffice_project/0a0440ccc0227ad9829de5f46be37cfb6edcf72</meta:generator>
  </office:meta>
</office:document-meta>
</file>